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6pt" style:font-size-asian="16pt" style:font-size-complex="16pt"/>
    </style:style>
    <style:style style:name="P16" style:family="paragraph" style:parent-style-name="Heading_20_2">
      <style:text-properties fo:font-size="14pt" style:font-size-asian="14pt" style:font-size-complex="14pt"/>
    </style:style>
    <style:style style:name="P17" style:family="paragraph" style:parent-style-name="Standard" style:list-style-name="L1"/>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Standard">
      <style:paragraph-properties fo:text-align="center" style:justify-single-word="false"/>
      <style:text-properties fo:font-size="20pt" style:font-size-asian="20pt" style:font-size-complex="20pt"/>
    </style:style>
    <style:style style:name="P20" style:family="paragraph" style:parent-style-name="Heading_20_3">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11/1/2020</text:p>
      <text:p text:style-name="P2"/>
      <text:p text:style-name="P2">Version 1.0.4</text:p>
      <text:p text:style-name="P2"/>
      <text:p text:style-name="P2"/>
      <text:p text:style-name="P2">Released under </text:p>
      <text:p text:style-name="P2">Creative Commons License v. 4</text:p>
      <text:p text:style-name="P2">BY-NC-SA</text:p>
      <text:p text:style-name="P2"/>
      <text:p text:style-name="P2"/>
      <text:p text:style-name="P18"><text:a xlink:type="simple" xlink:href="https://github.com/BurtonAlexand14/Meat_Suit_Instruction_Manual" text:style-name="Internet_20_link" text:visited-style-name="Visited_20_Internet_20_Link">https://github.com/BurtonAlexand14/Meat_Suit_Instruction_Manua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9">Introduction<text:tab/>3</text:p>
          <text:p text:style-name="P9">What is the Meaning of All This?<text:tab/>3</text:p>
          <text:p text:style-name="P9">Ok.. But...Why?<text:tab/>3</text:p>
          <text:p text:style-name="P9">Aim for Excellence<text:tab/>4</text:p>
          <text:p text:style-name="P9">Listen to Expertise<text:tab/>4</text:p>
          <text:p text:style-name="P9">Be Silent<text:tab/>4</text:p>
          <text:p text:style-name="P9">These Things Take Time...<text:tab/>4</text:p>
          <text:p text:style-name="P9">Logical Fallacies<text:tab/>4</text:p>
          <text:p text:style-name="P9">The Dunning-Kruger Effect<text:tab/>4</text:p>
          <text:p text:style-name="P9">Must Have a Good Sense of Humour...<text:tab/>4</text:p>
          <text:p text:style-name="P9">On the Subject of Good and Evil...<text:tab/>4</text:p>
          <text:p text:style-name="P9">Spiritual Experiences<text:tab/>4</text:p>
          <text:p text:style-name="P9">Mastery of Belief<text:tab/>5</text:p>
          <text:p text:style-name="P9">Mastery of Emotions<text:tab/>5</text:p>
          <text:p text:style-name="P10">Anger<text:tab/>5</text:p>
          <text:p text:style-name="P12">Anger as an Emotional Response<text:tab/>5</text:p>
          <text:p text:style-name="P12">Anger as a Grudge<text:tab/>5</text:p>
          <text:p text:style-name="P10">Jealousy<text:tab/>5</text:p>
          <text:p text:style-name="P10">The Mind Killers – Fear and Guilt<text:tab/>5</text:p>
          <text:p text:style-name="P10">Sadness<text:tab/>5</text:p>
          <text:p text:style-name="P10">Love<text:tab/>5</text:p>
          <text:p text:style-name="P9">Caring for your Meat Suit – Keeping Clean<text:tab/>6</text:p>
          <text:p text:style-name="P9">Caring for your Meat Suit – Physical Fitness<text:tab/>6</text:p>
          <text:p text:style-name="P10">Start Slow<text:tab/>6</text:p>
          <text:p text:style-name="P9">Caring for your Meat Suit – Eating Well<text:tab/>6</text:p>
          <text:p text:style-name="P10">What about Eating Animals?<text:tab/>6</text:p>
          <text:p text:style-name="P9">Caring for your Meat Suit – Sexuality<text:tab/>7</text:p>
          <text:p text:style-name="P10">Abstinence<text:tab/>7</text:p>
          <text:p text:style-name="P10">The End of the Relationship<text:tab/>7</text:p>
          <text:p text:style-name="P10">Masturbation<text:tab/>7</text:p>
          <text:p text:style-name="P9">Caring for your Meat Suit – Family<text:tab/>7</text:p>
          <text:p text:style-name="P10">Children<text:tab/>7</text:p>
          <text:p text:style-name="P10">Responsible Adults<text:tab/>7</text:p>
          <text:p text:style-name="P9">Caring for your Meat Suit – Music<text:tab/>7</text:p>
          <text:p text:style-name="P9">Caring for your Meat Suit – Lying<text:tab/>8</text:p>
          <text:p text:style-name="P10">Is there any time Lying is a Positive Thing?<text:tab/>8</text:p>
          <text:p text:style-name="P10">Is there any time Lying is Always a Negative Thing?<text:tab/>8</text:p>
          <text:p text:style-name="P9">Caring for your Meat Suit – Drugs<text:tab/>8</text:p>
          <text:p text:style-name="P10">Drugs as Sacrament<text:tab/>8</text:p>
          <text:p text:style-name="P9">Caring for your Meat Suit – Final Thoughts<text:tab/>8</text:p>
          <text:p text:style-name="P10">For Those Who are Interested<text:tab/>8</text:p>
          <text:p text:style-name="P10">For Those Who are Not<text:tab/>8</text:p>
        </text:index-body>
      </text:table-of-content>
      <text:p text:style-name="P3"/>
      <text:h text:style-name="P14"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 Be excellent to each other.</text:p>
      <text:h text:style-name="Heading_20_1" text:outline-level="1">Ok.. But...Why?</text:h>
      <text:p text:style-name="Standard">Because...</text:p>
      <text:p text:style-name="Standard"/>
      <text:list xml:id="list7981463283012998470" text:style-name="L1">
        <text:list-item>
          <text:p text:style-name="P17">The Kingdom of God is within you.</text:p>
        </text:list-item>
        <text:list-item>
          <text:p text:style-name="P17">As above, so below.</text:p>
        </text:list-item>
        <text:list-item>
          <text:p text:style-name="P17">We are created in the image of God.</text:p>
        </text:list-item>
        <text:list-item>
          <text:p text:style-name="P17">The cosmos is within us.</text:p>
        </text:list-item>
        <text:list-item>
          <text:p text:style-name="P17">We are a way for the universe to know itself.</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5"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3"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Heading_20_1" text:outline-level="1">Spiritual Experiences</text:h>
      <text:p text:style-name="Text_20_body">Such experiences are powerful. Physical exertion, pain, artwork, psychedelics, natural beauty; there are many ways such experiences can be evoked. Do not accept explanations for such experiences. It is up to the individual to determine what was experienced for themselves.</text:p>
      <text:h text:style-name="P15"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3"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20"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20"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6"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6" text:outline-level="2">Love</text:h>
      <text:p text:style-name="P6">Learn to love our species. Learn to love each other. Learn to love the world. Learn to love the universe. Be excellent to each other.</text:p>
      <text:h text:style-name="P15"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4"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4"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20-01-11T01:32:58</dc:date>
    <dc:creator>Burton Alexander</dc:creator>
    <meta:editing-duration>P13DT11H30M37S</meta:editing-duration>
    <meta:editing-cycles>162</meta:editing-cycles>
    <meta:generator>OpenOffice/4.1.6$Unix OpenOffice.org_project/416m1$Build-9790</meta:generator>
    <meta:document-statistic meta:table-count="0" meta:image-count="0" meta:object-count="0" meta:page-count="8" meta:paragraph-count="159" meta:word-count="2307" meta:character-count="13327"/>
  </office:meta>
</office:document-meta>
</file>